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Pattern : Commande</text:p>
      <text:p text:style-name="Standard"/>
      <text:p text:style-name="Standard"><text:tab/>On a une liste d'entite, avec des Item et des Tile. De plus, on a un Level comportant une collection d'Entite. On aimerait pouvoir ajouter plein d'entite dans notre niveau, et faire des undo/redo si nécessaire. </text:p>
      <text:p text:style-name="Standard"/>
      <text:p text:style-name="Standard"><text:tab/>Au début, on voulait sauvegarder l'état du niveau, c-a-d une image d'un niveau. Ces images seront stockées elles-aussi dans une collection, qui sera mise à jour à chaque modification du Level (exemple de addEntite). Problème : Au bon d'un moment, la mémoire serait saturée, et donc problème. Vu que les niveaux peuvent être conséquents, la sauvegarde pourrait devenir de plus en plus coûteuse.</text:p>
      <text:p text:style-name="Standard"/>
      <text:p text:style-name="Standard"><text:tab/>Notre but étant d'enregistrer ce que l'on souhait faire, on a choisi d'enregistrer des classes, et non le niveau. Nous parlerons maintenant du cas pour l'ajout. </text:p>
      <text:p text:style-name="Standard"/>
      <text:p text:style-name="Standard"><text:tab/>De ce fait, nous avons fait une classe Supprimer, qui servirait à supprimer des entités dans un niveau. Pour pouvoir enregistrer les appels des classes, nous avons crée une classe Invoker, qui appelera les commande et sauvegardera dans une collection les commandes, et pourra executer le contraire de la derniere commande.</text:p>
      <text:p text:style-name="Standard"/>
      <text:p text:style-name="Standard"><text:tab/>Notre classe Invoker aura une méthode add(Supprimer s), et, dans le main, notre méthode addEntite comportera un appel à Invoker::add(new Supprimer());</text:p>
      <text:p text:style-name="Standard"/>
      <text:p text:style-name="Standard"><text:tab/>Cependant, pour le redo, comment faire? Faire la commande inverse. Nouvelle classe Ajouter, avec ses méthodes, etc. Et rajouter dans l'invoker un nouvel add(Ajouter a). Mais, nous avons maintenant 2 méthodes add!</text:p>
      <text:p text:style-name="Standard"/>
      <text:p text:style-name="Standard"><text:tab/>On va donc créer une classe abstraite Commande, <text:s/>avec 2 méthodes execute() et reverse(), nos classes Ajouter et Supprimer vont étandre Commande, et Invoker créera des Commandes, et non plus Ajouter ou Supprimer.</text:p>
      <text:p text:style-name="Standard"/>
      <text:p text:style-name="Standard"><text:tab/>Pattern comm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25S</meta:editing-duration>
    <meta:editing-cycles>21</meta:editing-cycles>
    <meta:generator>OpenOffice/4.1.1$Win32 OpenOffice.org_project/411m6$Build-9775</meta:generator>
    <dc:date>2016-01-04T13:10:53.75</dc:date>
    <dc:creator>max lmt</dc:creator>
    <meta:document-statistic meta:table-count="0" meta:image-count="0" meta:object-count="0" meta:page-count="1" meta:paragraph-count="9" meta:word-count="267" meta:character-count="1704"/>
    <meta:user-defined meta:name="Info 1"/>
    <meta:user-defined meta:name="Info 2"/>
    <meta:user-defined meta:name="Info 3"/>
    <meta:user-defined meta:name="Info 4"/>
  </office:meta>
</office:document-meta>
</file>